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102.8pt" style:use-optimal-column-width="tru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104.25pt" style:use-optimal-column-width="false"/>
    </style:style>
    <style:style style:name="ACOL-13" style:family="table-column">
      <style:table-column-properties style:column-width="104.2pt" style:use-optimal-column-width="false"/>
    </style:style>
    <style:style style:name="ACOL-14" style:family="table-column">
      <style:table-column-properties style:column-width="78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3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2"/>
        <table:table-column table:default-cell-style-name="ACE-0" table:style-name="ACOL-9"/>
        <table:table-column table:default-cell-style-name="ACE-0" table:style-name="ACOL-10" table:number-columns-repeated="2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24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1.461703526765916">
            <text:p>−51.46170352676592</text:p>
          </table:table-cell>
          <table:table-cell table:style-name="ACE-0" office:value-type="float" office:value="11.17199319617337">
            <text:p>11.1719931961734</text:p>
          </table:table-cell>
          <table:table-cell table:style-name="ACE-0" office:value-type="float" office:value="11.17199319617337">
            <text:p>11.171993196173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684933156018957">
            <text:p>−54.68493315601896</text:p>
          </table:table-cell>
          <table:table-cell table:style-name="ACE-0" office:value-type="float" office:value="12.968245631439169">
            <text:p>12.96824563143917</text:p>
          </table:table-cell>
          <table:table-cell table:style-name="ACE-0" office:value-type="float" office:value="12.968245631439169">
            <text:p>12.9682456314391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6.398178936601994">
            <text:p>−76.398178936602</text:p>
          </table:table-cell>
          <table:table-cell table:style-name="ACE-0" office:value-type="float" office:value="11.821909855030887">
            <text:p>11.82190985503089</text:p>
          </table:table-cell>
          <table:table-cell table:style-name="ACE-0" office:value-type="float" office:value="11.821909855030887">
            <text:p>11.8219098550308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125637952995419">
            <text:p>−64.12563795299542</text:p>
          </table:table-cell>
          <table:table-cell table:style-name="ACE-0" office:value-type="float" office:value="11.084570533835192">
            <text:p>11.08457053383519</text:p>
          </table:table-cell>
          <table:table-cell table:style-name="ACE-0" office:value-type="float" office:value="11.084570533835192">
            <text:p>11.0845705338351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594900248077408">
            <text:p>−86.59490024807741</text:p>
          </table:table-cell>
          <table:table-cell table:style-name="ACE-0" office:value-type="float" office:value="8.413764750612712">
            <text:p>8.413764750612712</text:p>
          </table:table-cell>
          <table:table-cell table:style-name="ACE-0" office:value-type="float" office:value="8.413764750612712">
            <text:p>8.41376475061271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228096969388872">
            <text:p>−86.22809696938887</text:p>
          </table:table-cell>
          <table:table-cell table:style-name="ACE-0" office:value-type="float" office:value="10.811614212862558">
            <text:p>10.81161421286256</text:p>
          </table:table-cell>
          <table:table-cell table:style-name="ACE-0" office:value-type="float" office:value="10.811614212862558">
            <text:p>10.8116142128625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2.19697477473079">
            <text:p>−102.1969747747308</text:p>
          </table:table-cell>
          <table:table-cell table:style-name="ACE-0" office:value-type="float" office:value="11.420787403849749">
            <text:p>11.42078740384975</text:p>
          </table:table-cell>
          <table:table-cell table:style-name="ACE-0" office:value-type="float" office:value="11.420787403849749">
            <text:p>11.4207874038497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0.107579819784632">
            <text:p>−90.10757981978463</text:p>
          </table:table-cell>
          <table:table-cell table:style-name="ACE-0" office:value-type="float" office:value="8.0122947410192165">
            <text:p>8.012294741019216</text:p>
          </table:table-cell>
          <table:table-cell table:style-name="ACE-0" office:value-type="float" office:value="8.0122947410192165">
            <text:p>8.01229474101921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1.054301131260047">
            <text:p>−81.05430113126005</text:p>
          </table:table-cell>
          <table:table-cell table:style-name="ACE-0" office:value-type="float" office:value="10.756762947699189">
            <text:p>10.75676294769919</text:p>
          </table:table-cell>
          <table:table-cell table:style-name="ACE-0" office:value-type="float" office:value="10.756762947699189">
            <text:p>10.7567629476991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392415885358389">
            <text:p>−67.39241588535839</text:p>
          </table:table-cell>
          <table:table-cell table:style-name="ACE-0" office:value-type="float" office:value="10.066768160976496">
            <text:p>10.0667681609765</text:p>
          </table:table-cell>
          <table:table-cell table:style-name="ACE-0" office:value-type="float" office:value="10.066768160976496">
            <text:p>10.066768160976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9.425971750084358">
            <text:p>−79.42597175008436</text:p>
          </table:table-cell>
          <table:table-cell table:style-name="ACE-0" office:value-type="float" office:value="6.7100481025206431">
            <text:p>6.710048102520643</text:p>
          </table:table-cell>
          <table:table-cell table:style-name="ACE-0" office:value-type="float" office:value="6.7100481025206431">
            <text:p>6.71004810252064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7.965159639569265">
            <text:p>−87.96515963956926</text:p>
          </table:table-cell>
          <table:table-cell table:style-name="ACE-0" office:value-type="float" office:value="11.876769145283712">
            <text:p>11.87676914528371</text:p>
          </table:table-cell>
          <table:table-cell table:style-name="ACE-0" office:value-type="float" office:value="11.876769145283712">
            <text:p>11.8767691452837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275997096409895">
            <text:p>−85.2759970964099</text:p>
          </table:table-cell>
          <table:table-cell table:style-name="ACE-0" office:value-type="float" office:value="7.1675766979508762">
            <text:p>7.167576697950876</text:p>
          </table:table-cell>
          <table:table-cell table:style-name="ACE-0" office:value-type="float" office:value="7.1675766979508762">
            <text:p>7.16757669795087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3.799818280864272">
            <text:p>−83.79981828086427</text:p>
          </table:table-cell>
          <table:table-cell table:style-name="ACE-0" office:value-type="float" office:value="7.7013664232932975">
            <text:p>7.701366423293297</text:p>
          </table:table-cell>
          <table:table-cell table:style-name="ACE-0" office:value-type="float" office:value="7.7013664232932975">
            <text:p>7.70136642329329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4.56864539355513">
            <text:p>−84.56864539355513</text:p>
          </table:table-cell>
          <table:table-cell table:style-name="ACE-0" office:value-type="float" office:value="7.5547142307895658">
            <text:p>7.554714230789566</text:p>
          </table:table-cell>
          <table:table-cell table:style-name="ACE-0" office:value-type="float" office:value="7.5547142307895658">
            <text:p>7.55471423078956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 table:number-rows-repeated="16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2"/>
          <table:table-cell table:style-name="ACE-3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28">
          <table:table-cell table:number-columns-repeated="5" table:style-name="ACE-0"/>
          <table:table-cell table:style-name="ACE-3"/>
          <table:table-cell table:number-columns-repeated="250" table:style-name="ACE-0"/>
        </table:table-row>
        <table:table-row table:style-name="AROW-0" table:number-rows-repeated="20">
          <table:table-cell table:number-columns-repeated="256" table:style-name="Gnumeric-default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" gnm:cursor-row="4">
          <gnm:selection gnm:start-col="1" gnm:start-row="4" gnm:end-col="1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7-19T05:27:2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